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ver accent="true">
        <mstyle mathvariant="bold">
          <mrow>
            <mi>S</mi>
          </mrow>
        </mstyle>
        <mo stretchy="false">̄</mo>
      </mover>
      <mrow>
        <mo stretchy="false">(</mo>
        <mrow>
          <mstyle mathvariant="bold">
            <mrow>
              <mi>r</mi>
            </mrow>
          </mstyle>
          <mi>,</mi>
          <mi>t</mi>
        </mrow>
        <mo stretchy="false">)</mo>
      </mrow>
      <mrow>
        <mi/>
        <mo stretchy="false">=</mo>
        <mi/>
      </mrow>
      <mi>u</mi>
      <mover accent="true">
        <mi>w</mi>
        <mo stretchy="false">̄</mo>
      </mover>
      <mrow>
        <mo stretchy="false">(</mo>
        <mrow>
          <mstyle mathvariant="bold">
            <mrow>
              <mi>r</mi>
            </mrow>
          </mstyle>
          <mi>,</mi>
          <mi>t</mi>
        </mrow>
        <mo stretchy="false">)</mo>
      </mrow>
      <mfrac>
        <mstyle mathvariant="bold">
          <mrow>
            <mi>k</mi>
          </mrow>
        </mstyle>
        <mi>k</mi>
      </mfrac>
    </mrow>
    <annotation encoding="StarMath 5.0">bar bold S (bold r , t) `=` u bar w(bold r , t) bold k over k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6T21:05:58.905000000</meta:creation-date>
    <meta:generator>LibreOffice/4.1.4.2$Windows_x86 LibreOffice_project/0a0440ccc0227ad9829de5f46be37cfb6edcf72</meta:generator>
  </office:meta>
</office:document-meta>
</file>